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erlin Sans FB Demi" svg:font-family="'Berlin Sans FB Demi'" style:font-family-generic="roman" style:font-pitch="variable"/>
    <style:font-face style:name="Berlin Sans FB Demi1" svg:font-family="'Berlin Sans FB Demi'" style:font-adornments="Gras" style:font-family-generic="swiss" style:font-pitch="variable"/>
    <style:font-face style:name="Bernard MT Condensed" svg:font-family="'Bernard MT Condensed'" style:font-adornments="Gras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3" style:family="table">
      <style:table-properties style:width="17.999cm" fo:margin-top="0.199cm" fo:margin-bottom="0.199cm" table:align="margins" style:writing-mode="lr-tb"/>
    </style:style>
    <style:style style:name="Tableau3.A" style:family="table-column">
      <style:table-column-properties style:column-width="6.297cm" style:rel-column-width="22928*"/>
    </style:style>
    <style:style style:name="Tableau3.B" style:family="table-column">
      <style:table-column-properties style:column-width="11.702cm" style:rel-column-width="42607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2.99cm" fo:margin-left="1.259cm" fo:margin-top="0cm" fo:margin-bottom="0cm" table:align="left" style:writing-mode="lr-tb"/>
    </style:style>
    <style:style style:name="Tableau1.A" style:family="table-column">
      <style:table-column-properties style:column-width="2.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9.29cm" fo:margin-top="0cm" fo:margin-bottom="0cm" table:align="center" style:writing-mode="lr-tb"/>
    </style:style>
    <style:style style:name="Tableau2.A" style:family="table-column">
      <style:table-column-properties style:column-width="2.092cm"/>
    </style:style>
    <style:style style:name="Tableau2.B" style:family="table-column">
      <style:table-column-properties style:column-width="1.506cm"/>
    </style:style>
    <style:style style:name="Tableau2.C" style:family="table-column">
      <style:table-column-properties style:column-width="1.986cm"/>
    </style:style>
    <style:style style:name="Tableau2.D" style:family="table-column">
      <style:table-column-properties style:column-width="2.09cm"/>
    </style:style>
    <style:style style:name="Tableau2.E" style:family="table-column">
      <style:table-column-properties style:column-width="1.616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2.99cm" fo:margin-left="1.259cm" fo:margin-top="0cm" fo:margin-bottom="0cm" table:align="left" style:writing-mode="lr-tb"/>
    </style:style>
    <style:style style:name="Tableau1.A" style:family="table-column">
      <style:table-column-properties style:column-width="2.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9.29cm" fo:margin-top="0cm" fo:margin-bottom="0cm" table:align="center" style:writing-mode="lr-tb"/>
    </style:style>
    <style:style style:name="Tableau2.A" style:family="table-column">
      <style:table-column-properties style:column-width="2.092cm"/>
    </style:style>
    <style:style style:name="Tableau2.B" style:family="table-column">
      <style:table-column-properties style:column-width="1.506cm"/>
    </style:style>
    <style:style style:name="Tableau2.C" style:family="table-column">
      <style:table-column-properties style:column-width="1.986cm"/>
    </style:style>
    <style:style style:name="Tableau2.D" style:family="table-column">
      <style:table-column-properties style:column-width="2.09cm"/>
    </style:style>
    <style:style style:name="Tableau2.E" style:family="table-column">
      <style:table-column-properties style:column-width="1.616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ed94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paragraph-rsid="0007ed94" style:font-weight-asian="bold" style:font-weight-complex="bold"/>
    </style:style>
    <style:style style:name="P4" style:family="paragraph" style:parent-style-name="Standard">
      <style:text-properties officeooo:paragraph-rsid="0007ed94"/>
    </style:style>
    <style:style style:name="P5" style:family="paragraph" style:parent-style-name="Heading_20_2">
      <style:text-properties fo:font-size="18pt" style:font-size-asian="18pt" style:font-size-complex="18pt"/>
    </style:style>
    <style:style style:name="P6" style:family="paragraph" style:parent-style-name="Standard">
      <style:paragraph-properties fo:margin-top="0cm" fo:margin-bottom="0cm" style:contextual-spacing="false" fo:line-height="100%">
        <style:tab-stops/>
      </style:paragraph-properties>
      <style:text-properties fo:font-size="14pt" style:letter-kerning="false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00%">
        <style:tab-stops/>
      </style:paragraph-properties>
      <style:text-properties fo:font-size="14pt" style:text-underline-style="solid" style:text-underline-width="auto" style:text-underline-color="font-color" style:letter-kerning="false" style:font-size-asian="14pt" style:font-size-complex="14pt"/>
    </style:style>
    <style:style style:name="P8" style:family="paragraph" style:parent-style-name="Standard" style:list-style-name="L2">
      <style:paragraph-properties fo:margin-top="0cm" fo:margin-bottom="0cm" style:contextual-spacing="false"/>
    </style:style>
    <style:style style:name="P9" style:family="paragraph" style:parent-style-name="Standard" style:list-style-name="L2">
      <style:paragraph-properties fo:margin-top="0cm" fo:margin-bottom="0.199cm" style:contextual-spacing="false"/>
    </style:style>
    <style:style style:name="P10" style:family="paragraph" style:parent-style-name="Text_20_body" style:list-style-name="L1">
      <style:paragraph-properties fo:margin-top="0.101cm" fo:margin-bottom="0cm" style:contextual-spacing="false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paragraph-properties fo:break-before="page"/>
    </style:style>
    <style:style style:name="T1" style:family="text">
      <style:text-properties style:font-name="Book Antiqua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Book Antiqua" fo:font-size="14pt" style:font-size-asian="14pt" style:font-size-complex="14pt"/>
    </style:style>
    <style:style style:name="T3" style:family="text">
      <style:text-properties style:font-name="Berlin Sans FB Demi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0000" loext:opacity="100%" fo:font-size="14pt" fo:font-weight="normal" style:font-size-asian="14pt" style:font-weight-asian="normal"/>
    </style:style>
    <style:style style:name="T5" style:family="text">
      <style:text-properties fo:color="#ff0000" loext:opacity="100%" style:text-line-through-style="none" style:text-line-through-type="none" fo:font-size="14pt" style:text-underline-style="none" fo:font-weight="normal" style:font-size-asian="14pt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ed94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Les fonctions d’agrégation<text:span text:style-name="T1"/></text:h>
      <text:h text:style-name="P5" text:outline-level="2" text:is-list-header="true">Définition</text:h>
      <text:p text:style-name="Text_20_body">Les fonctions d’agrégation dans le langage SQL permettent d’effectuer des opérations statistiques sur un ensemble d’enregistrement. Étant donné que ces fonctions s’appliquent à plusieurs lignes en même temps, elles permettent des opérations qui servent à récupérer l’enregistrement le plus petit, le plus grand ou bien encore de déterminer la valeur moyenne sur plusieurs enregistrements.<text:span text:style-name="T2"/></text:p>
      <text:p text:style-name="Text_20_body">Les fonctions d’agrégation sont des fonctions idéales pour effectuer quelques statistiques de bases sur des tables. Les principales fonctions sont les suivantes :<text:span text:style-name="T2"/></text:p>
      <text:list text:style-name="L1">
        <text:list-item>
          <text:p text:style-name="P10"><text:span text:style-name="T6">AVG()</text:span> : pour calculer la moyenne sur un ensemble d’enregistrement</text:p>
        </text:list-item>
        <text:list-item>
          <text:p text:style-name="P11"><text:span text:style-name="T6">COUNT() </text:span>:pour compter le nombre d’enregistrement sur une table ou une colonne distincte</text:p>
        </text:list-item>
        <text:list-item>
          <text:p text:style-name="P11"><text:span text:style-name="T6">MAX()</text:span> :pour récupérer la valeur maximum d’une colonne sur un ensemble de ligne. Cela s’applique à la fois pour des données numériques ou alphanumériques.</text:p>
        </text:list-item>
        <text:list-item>
          <text:p text:style-name="P11"><text:span text:style-name="T6">MIN() :</text:span>pour récupérer la valeur minimum de la même manière que <text:span text:style-name="T6">MAX(</text:span><text:span text:style-name="T7">)</text:span><text:span text:style-name="T8">.</text:span></text:p>
        </text:list-item>
        <text:list-item>
          <text:p text:style-name="P11"><text:span text:style-name="T6">SUM()</text:span> :pour calculer la somme sur un ensemble d’enregistrements.<text:span text:style-name="T2"/></text:p>
        </text:list-item>
      </text:list>
      <text:h text:style-name="Heading_20_2" text:outline-level="2" text:is-list-header="true">Exercice <text:span text:style-name="T3"/></text:h>
      <text:p text:style-name="Standard">Soit la table notes suivante :<text:span text:style-name="T2"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/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6">Notes</text:p>
                </table:table-cell>
              </table:table-row>
              <table:table-row table:style-name="Tableau1.1">
                <table:table-cell table:style-name="Tableau1.A1" office:value-type="string">
                  <text:p text:style-name="P7">Ideleve #</text:p>
                  <text:p text:style-name="P7">Trim</text:p>
                  <text:p text:style-name="P7">Idex#</text:p>
                  <text:p text:style-name="P6">Note coef</text:p>
                </table:table-cell>
              </table:table-row>
            </table:table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column table:style-name="Tableau2.D"/>
              <table:table-column table:style-name="Tableau2.E"/>
              <table:table-row table:style-name="Tableau2.1">
                <table:table-cell table:style-name="Tableau2.A1" office:value-type="string">
                  <text:p text:style-name="P3">ideleve</text:p>
                </table:table-cell>
                <table:table-cell table:style-name="Tableau2.A1" office:value-type="string">
                  <text:p text:style-name="P3">trim</text:p>
                </table:table-cell>
                <table:table-cell table:style-name="Tableau2.A1" office:value-type="string">
                  <text:p text:style-name="P3">idex</text:p>
                </table:table-cell>
                <table:table-cell table:style-name="Tableau2.A1" office:value-type="string">
                  <text:p text:style-name="P3">note</text:p>
                </table:table-cell>
                <table:table-cell table:style-name="Tableau2.A1" office:value-type="string">
                  <text:p text:style-name="P3">coef</text:p>
                </table:table-cell>
              </table:table-row>
              <table:table-row table:style-name="Tableau2.1"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0.5</text:p>
                </table:table-cell>
                <table:table-cell table:style-name="Tableau2.A1" office:value-type="string">
                  <text:p text:style-name="P1">1</text:p>
                </table:table-cell>
              </table:table-row>
              <table:table-row table:style-name="Tableau2.1"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13.75</text:p>
                </table:table-cell>
                <table:table-cell table:style-name="Tableau2.A1" office:value-type="string">
                  <text:p text:style-name="P1">2</text:p>
                </table:table-cell>
              </table:table-row>
              <table:table-row table:style-name="Tableau2.1"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4.5</text:p>
                </table:table-cell>
                <table:table-cell table:style-name="Tableau2.A1" office:value-type="string">
                  <text:p text:style-name="P1">1</text:p>
                </table:table-cell>
              </table:table-row>
              <table:table-row table:style-name="Tableau2.1"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0.75</text:p>
                </table:table-cell>
                <table:table-cell table:style-name="Tableau2.A1" office:value-type="string">
                  <text:p text:style-name="P1">2</text:p>
                </table:table-cell>
              </table:table-row>
              <table:table-row table:style-name="Tableau2.1"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10.0</text:p>
                </table:table-cell>
                <table:table-cell table:style-name="Tableau2.A1" office:value-type="string">
                  <text:p text:style-name="P1">1</text:p>
                </table:table-cell>
              </table:table-row>
              <table:table-row table:style-name="Tableau2.1"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19.5</text:p>
                </table:table-cell>
                <table:table-cell table:style-name="Tableau2.A1" office:value-type="string">
                  <text:p text:style-name="P1">2</text:p>
                </table:table-cell>
              </table:table-row>
              <table:table-row table:style-name="Tableau2.1"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1</text:p>
                </table:table-cell>
                <table:table-cell table:style-name="Tableau2.A1" office:value-type="string">
                  <text:p text:style-name="P1">19.0</text:p>
                </table:table-cell>
                <table:table-cell table:style-name="Tableau2.A1" office:value-type="string">
                  <text:p text:style-name="P1">1</text:p>
                </table:table-cell>
              </table:table-row>
              <table:table-row table:style-name="Tableau2.1"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1.0</text:p>
                </table:table-cell>
                <table:table-cell table:style-name="Tableau2.A1" office:value-type="string">
                  <text:p text:style-name="P1">2</text:p>
                </table:table-cell>
              </table:table-row>
              <table:table-row table:style-name="Tableau2.1">
                <table:table-cell table:style-name="Tableau2.A1" office:value-type="string">
                  <text:p text:style-name="P1">3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2</text:p>
                </table:table-cell>
                <table:table-cell table:style-name="Tableau2.A1" office:value-type="string">
                  <text:p text:style-name="P1">13.0</text:p>
                </table:table-cell>
                <table:table-cell table:style-name="Tableau2.A1" office:value-type="string">
                  <text:p text:style-name="P1">2</text:p>
                </table:table-cell>
              </table:table-row>
            </table:table>
            <text:p text:style-name="P4"/>
          </table:table-cell>
        </table:table-row>
      </table:table>
      <text:p text:style-name="Text_20_body">Écrire les requêtes suivantes pour :<text:span text:style-name="T2"/></text:p>
      <text:list text:style-name="L2">
        <text:list-item>
          <text:p text:style-name="P8">Afficher le nombre de lignes dans la table.</text:p>
        </text:list-item>
        <text:list-item>
          <text:p text:style-name="P8">Afficher le nombre d’élèves.</text:p>
        </text:list-item>
        <text:list-item>
          <text:p text:style-name="P8">Afficher la note minimale et maximale.</text:p>
        </text:list-item>
        <text:list-item>
          <text:p text:style-name="P8">Afficher la moyenne arithmétique des notes de l’élève numéro 1 en 1er trimestre.</text:p>
        </text:list-item>
        <text:list-item>
          <text:p text:style-name="P8">Afficher le nombre de notes au-dessus de la moyenne.</text:p>
        </text:list-item>
        <text:list-item>
          <text:p text:style-name="P8">Afficher le nombre de notes entre 8 et 10.</text:p>
        </text:list-item>
        <text:list-item>
          <text:p text:style-name="P8">Afficher la somme des coefficients pour l’élève n°1 au 1er trimestre.</text:p>
        </text:list-item>
        <text:list-item>
          <text:p text:style-name="P8">Afficher le total de calcul de (note*coef) pour l’élève n°1 au 1er trimestre.</text:p>
        </text:list-item>
        <text:list-item>
          <text:p text:style-name="P9">Afficher la moyenne de l’élève n1 au 1 trimestre. </text:p>
        </text:list-item>
      </text:list>
      <text:p text:style-name="Text_20_body"/>
      <text:p text:style-name="P12">1) Afficher le nombre de lignes dans la table. </text:p>
      <text:p text:style-name="Preformatted_20_Text">SELECT COUNT(*) FROM notes;<text:span text:style-name="T4"> </text:span></text:p>
      <text:p text:style-name="Text_20_body">2) Afficher le nombre d’élèves. </text:p>
      <text:p text:style-name="Preformatted_20_Text">SELECT COUNT(DISTINCT ideleve) </text:p>
      <text:p text:style-name="Preformatted_20_Text">FROM notes; </text:p>
      <text:p text:style-name="Text_20_body">3) Afficher la note minimale et maximale. </text:p>
      <text:p text:style-name="Preformatted_20_Text">SELECT MIN(note) as minimum, MAX(note) as maximum </text:p>
      <text:p text:style-name="Preformatted_20_Text">FROM notes; </text:p>
      <text:p text:style-name="Text_20_body">4) Afficher la moyenne arithmétique des notes de l’élève numéro 1 en 1er trimestre.<text:span text:style-name="T9"> </text:span></text:p>
      <text:p text:style-name="Preformatted_20_Text">SELECT AVG(notes) as moy FROM notes WHERE ideleve=1 AND trim=1; </text:p>
      <text:p text:style-name="Text_20_body">5) Afficher le nombre de notes au-dessus de la moyenne.<text:span text:style-name="T9"> </text:span></text:p>
      <text:p text:style-name="Preformatted_20_Text">SELECT COUNT(note) as nbr-moy </text:p>
      <text:p text:style-name="Preformatted_20_Text">FROM notes </text:p>
      <text:p text:style-name="Preformatted_20_Text">WHERE (note&gt;=10); </text:p>
      <text:p text:style-name="Text_20_body">6) Afficher le nombre de notes entre 8 et 10. </text:p>
      <text:p text:style-name="Preformatted_20_Text">SELECT COUNT(note) </text:p>
      <text:p text:style-name="Preformatted_20_Text">FROM notes </text:p>
      <text:p text:style-name="Preformatted_20_Text">WHERE (note&gt;=8) AND (note&lt;=10);<text:span text:style-name="T5"> </text:span></text:p>
      <text:p text:style-name="Text_20_body">7) Afficher la somme des coefficients pour l’élève n°1 au 1er trimestre. </text:p>
      <text:p text:style-name="Preformatted_20_Text">SELECT SUM(coef) as som-coef </text:p>
      <text:p text:style-name="Preformatted_20_Text">FROM notes </text:p>
      <text:p text:style-name="Preformatted_20_Text">WHERE ideleve=1 AND trim=1;<text:span text:style-name="T5"> </text:span></text:p>
      <text:p text:style-name="Text_20_body">8) Afficher le total de calcul de (note*coef) pour l’élève n°1 au 1er trimestre.<text:span text:style-name="T9"> </text:span></text:p>
      <text:p text:style-name="Preformatted_20_Text">SELECT SUM(coef*note) as total </text:p>
      <text:p text:style-name="Preformatted_20_Text">FROM notes </text:p>
      <text:p text:style-name="Preformatted_20_Text">WHERE ideleve=1 AND trim=1;<text:span text:style-name="T5"> </text:span></text:p>
      <text:p text:style-name="Text_20_body">9) Afficher la moyenne de l’élève n1 au 1 trimestre.<text:span text:style-name="T9"> </text:span></text:p>
      <text:p text:style-name="Preformatted_20_Text">SELECT SUM(coef*note)/ SUM(coef) as moy </text:p>
      <text:p text:style-name="Preformatted_20_Text">FROM notes </text:p>
      <text:p text:style-name="Preformatted_20_Text">WHERE ideleve=1 AND trim=1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Berlin Sans FB Demi" svg:font-family="'Berlin Sans FB Demi'" style:font-family-generic="roman" style:font-pitch="variable"/>
    <style:font-face style:name="Berlin Sans FB Demi1" svg:font-family="'Berlin Sans FB Demi'" style:font-adornments="Gras" style:font-family-generic="swiss" style:font-pitch="variable"/>
    <style:font-face style:name="Bernard MT Condensed" svg:font-family="'Bernard MT Condensed'" style:font-adornments="Gras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Book Antiqua1" fo:font-family="'Book Antiqua'" style:font-style-name="Normal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99cm" style:contextual-spacing="false" fo:text-align="center" style:justify-single-word="false"/>
      <style:text-properties style:font-name="Bernard MT Condensed" fo:font-family="'Bernard MT Condensed'" style:font-style-name="Gras" style:font-family-generic="roman" style:font-pitch="variable"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erlin Sans FB Demi1" fo:font-family="'Berlin Sans FB Demi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Book Antiqua" fo:font-family="'Book Antiqua'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101cm" fo:border="0.74pt solid #000000" style:shadow="#dddddd 0.101cm 0.101cm"/>
      <style:text-properties style:font-name="Liberation Mono" fo:font-family="'Liberation Mono'" style:font-family-generic="modern" style:font-pitch="fixed" fo:font-size="11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3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39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0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NOVO</meta:initial-creator>
    <meta:editing-cycles>8</meta:editing-cycles>
    <meta:creation-date>2023-03-07T13:46:00</meta:creation-date>
    <dc:date>2023-03-23T18:24:35.093000000</dc:date>
    <meta:editing-duration>PT17M44S</meta:editing-duration>
    <meta:generator>LibreOffice/7.5.0.3$Windows_X86_64 LibreOffice_project/c21113d003cd3efa8c53188764377a8272d9d6de</meta:generator>
    <meta:document-statistic meta:table-count="3" meta:image-count="0" meta:object-count="0" meta:page-count="2" meta:paragraph-count="106" meta:word-count="481" meta:character-count="2775" meta:non-whitespace-character-count="2382"/>
    <meta:user-defined meta:name="AppVersion">16.0000</meta:user-defined>
    <meta:template xlink:type="simple" xlink:actuate="onRequest" xlink:title="Normal.dotm" xlink:href=""/>
  </office:meta>
</office:document-meta>
</file>